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John Mignault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721886f">1. ESDN</text:a></text:p>
          <text:p text:style-name="Contents_20_2"><text:a xlink:type="simple" xlink:href="#org6dc289f">1.1. What is DPLA</text:a></text:p>
          <text:p text:style-name="Contents_20_3"><text:a xlink:type="simple" xlink:href="#orgd120c5a">1.1.1. The Digital Public Library of America</text:a></text:p>
          <text:p text:style-name="Contents_20_3"><text:a xlink:type="simple" xlink:href="#org1a46bc7">1.1.2. Aggregates metadata from digital collections presented in their portal at </text:a></text:p>
          <text:p text:style-name="Contents_20_2"><text:a xlink:type="simple" xlink:href="#orgb7cf692">1.2. The Hub model</text:a></text:p>
          <text:p text:style-name="Contents_20_3"><text:a xlink:type="simple" xlink:href="#org70a1402">1.2.1. Hubs supply DPLA with metadata</text:a></text:p>
          <text:p text:style-name="Contents_20_3"><text:a xlink:type="simple" xlink:href="#org976db71">1.2.2. 2 types of hub</text:a></text:p>
          <text:p text:style-name="Contents_20_2"><text:a xlink:type="simple" xlink:href="#org08e4e0e">1.3. What is ESDN</text:a></text:p>
          <text:p text:style-name="Contents_20_3"><text:a xlink:type="simple" xlink:href="#org67ed053">1.3.1. Empire State Digital Network</text:a></text:p>
          <text:p text:style-name="Contents_20_2"><text:a xlink:type="simple" xlink:href="#org9960ca5">1.4. What is our workflow</text:a></text:p>
          <text:p text:style-name="Contents_20_3"><text:a xlink:type="simple" xlink:href="#org0ce3e10">1.4.1. regional council members contact their council's ESDN liaison</text:a></text:p>
          <text:p text:style-name="Contents_20_3"><text:a xlink:type="simple" xlink:href="#org8020dcc">1.4.2. the liaison procures a letter giving permission to ingest their metadata</text:a></text:p>
          <text:p text:style-name="Contents_20_3"><text:a xlink:type="simple" xlink:href="#org429e877">1.4.3. The provider's contact person contacts Chris Stanton, ESDN's Metadata Specialist</text:a></text:p>
          <text:p text:style-name="Contents_20_3"><text:a xlink:type="simple" xlink:href="#orgef17baf">1.4.4. Chris works with the provider to normalize and standardize their data</text:a></text:p>
          <text:p text:style-name="Contents_20_3"><text:a xlink:type="simple" xlink:href="#orgef2865c">1.4.5. Their data is mapped to the ESDN Metadata Application Profile (MAP)</text:a></text:p>
          <text:p text:style-name="Contents_20_3"><text:a xlink:type="simple" xlink:href="#org4eb2efd">1.4.6. it's an iterative process</text:a></text:p>
          <text:p text:style-name="Contents_20_3"><text:a xlink:type="simple" xlink:href="#org40f5178">1.4.7. it's a very manual process</text:a></text:p>
          <text:p text:style-name="Contents_20_3"><text:a xlink:type="simple" xlink:href="#org88f498b">1.4.8. often there will be multiple rounds of writing and rewriting the transforms</text:a></text:p>
          <text:p text:style-name="Contents_20_2"><text:a xlink:type="simple" xlink:href="#orgddff9ae">1.5. What is Repox</text:a></text:p>
          <text:p text:style-name="Contents_20_3"><text:a xlink:type="simple" xlink:href="#org57ad2a9">1.5.1. Repox is OAI aggregator software</text:a></text:p>
          <text:p text:style-name="Contents_20_3"><text:a xlink:type="simple" xlink:href="#orga9d6131">1.5.2. originally written for the Europeana project</text:a></text:p>
          <text:p text:style-name="Contents_20_3"><text:a xlink:type="simple" xlink:href="#org7106def">1.5.3. appeared to have been abandoned in 2014</text:a></text:p>
          <text:p text:style-name="Contents_20_3"><text:a xlink:type="simple" xlink:href="#orgdef9c84">1.5.4. used by a number of the "second wave" of hubs</text:a></text:p>
          <text:p text:style-name="Contents_20_3"><text:a xlink:type="simple" xlink:href="#org0869ed2">1.5.5. support community has sprung up around it</text:a></text:p>
          <text:p text:style-name="Contents_20_3"><text:a xlink:type="simple" xlink:href="#orgf3987ca">1.5.6. recently development has been revived</text:a></text:p>
          <text:p text:style-name="Contents_20_3"><text:a xlink:type="simple" xlink:href="#orga39ad5c">1.5.7. DPLA has been rumored to be be working on an aggregator appliance</text:a></text:p>
          <text:p text:style-name="Contents_20_2"><text:a xlink:type="simple" xlink:href="#org050ed9e">1.6. How does Repox work</text:a></text:p>
          <text:p text:style-name="Contents_20_3"><text:a xlink:type="simple" xlink:href="#org9dbf76f">1.6.1. harvests OAI feeds</text:a></text:p>
          <text:p text:style-name="Contents_20_3"><text:a xlink:type="simple" xlink:href="#org0f6c00a">1.6.2. XSLT</text:a></text:p>
          <text:p text:style-name="Contents_20_2"><text:a xlink:type="simple" xlink:href="#org4582d72">1.7. Lessons</text:a></text:p>
          <text:p text:style-name="Contents_20_3"><text:a xlink:type="simple" xlink:href="#org246dc77">1.7.1. Metadata Improvements</text:a></text:p>
          <text:p text:style-name="Contents_20_3"><text:a xlink:type="simple" xlink:href="#org5a59172">1.7.2. DPLA as a national project is actually improving metadata at the state and local levels</text:a></text:p>
          <text:p text:style-name="Contents_20_3"><text:a xlink:type="simple" xlink:href="#org7e2e23b">1.7.3. It provides an impetus for folks to address issues in their data</text:a></text:p>
          <text:p text:style-name="Contents_20_3"><text:a xlink:type="simple" xlink:href="#orgeabe750">1.7.4. it provides justification to administrators to lend staff time to clean-up</text:a></text:p>
          <text:p text:style-name="Contents_20_3"><text:a xlink:type="simple" xlink:href="#orgce07247">1.7.5. it has led to the formation of the ESDN metadata group</text:a></text:p>
          <text:p text:style-name="Contents_20_2"><text:a xlink:type="simple" xlink:href="#org03baebe">1.8. What do we have in the works</text:a></text:p>
          <text:p text:style-name="Contents_20_3"><text:a xlink:type="simple" xlink:href="#org92b6fba">1.8.1. Our own portal</text:a></text:p>
          <text:p text:style-name="Contents_20_3"><text:a xlink:type="simple" xlink:href="#org0cf595a">1.8.2. DPLA Exhibitions</text:a></text:p>
          <text:p text:style-name="Contents_20_2"><text:a xlink:type="simple" xlink:href="#org3bdf38a">1.9. Questions?</text:a></text:p>
          <text:p text:style-name="Contents_20_3"><text:a xlink:type="simple" xlink:href="#org675dc37">1.9.1. Thanks!</text:a></text:p>
        </text:index-body>
      </text:table-of-content>
      <text:h text:style-name="Heading_20_1" text:outline-level="1" text:is-list-header="false">
<text:bookmark-start text:name="OrgXref.org721886f"/>
<text:bookmark text:name="org721886f"/>ESDN
<text:bookmark-end text:name="OrgXref.org721886f"/></text:h>
      <text:list text:style-name="OrgBulletedList" text:continue-numbering="false">
        <text:list-item>
          <text:p text:style-name="Text_20_body">John Mignault
</text:p>
        </text:list-item>
        <text:list-item>
          <text:p text:style-name="Text_20_body">ESDN Technology Specialist
</text:p>
        </text:list-item>
        <text:list-item>
          <text:p text:style-name="Text_20_body">April 7, 2016
</text:p>
        </text:list-item>
      </text:list>
      <text:h text:style-name="Heading_20_2" text:outline-level="2" text:is-list-header="false">
<text:bookmark-start text:name="OrgXref.org6dc289f"/>
<text:bookmark text:name="org6dc289f"/>What is DPLA
<text:bookmark-end text:name="OrgXref.org6dc289f"/></text:h>
      <text:h text:style-name="Heading_20_3" text:outline-level="3" text:is-list-header="false">
<text:bookmark-start text:name="OrgXref.orgd120c5a"/>
<text:bookmark text:name="orgd120c5a"/>The Digital Public Library of America
<text:bookmark-end text:name="OrgXref.orgd120c5a"/></text:h>
      <text:h text:style-name="Heading_20_3" text:outline-level="3" text:is-list-header="false">
<text:bookmark-start text:name="OrgXref.org1a46bc7"/>
<text:bookmark text:name="org1a46bc7"/>Aggregates metadata from digital collections presented in their portal at <text:a xlink:type="simple" xlink:href="http://dp.la"><text:a xlink:type="simple" xlink:href="http://dp.la">http://dp.la</text:a></text:a>
<text:bookmark-end text:name="OrgXref.org1a46bc7"/></text:h>
      <text:h text:style-name="Heading_20_2" text:outline-level="2" text:is-list-header="false">
<text:bookmark-start text:name="OrgXref.orgb7cf692"/>
<text:bookmark text:name="orgb7cf692"/>The Hub model
<text:bookmark-end text:name="OrgXref.orgb7cf692"/></text:h>
      <text:h text:style-name="Heading_20_3" text:outline-level="3" text:is-list-header="false">
<text:bookmark-start text:name="OrgXref.org70a1402"/>
<text:bookmark text:name="org70a1402"/>Hubs supply DPLA with metadata
<text:bookmark-end text:name="OrgXref.org70a1402"/></text:h>
      <text:h text:style-name="Heading_20_3" text:outline-level="3" text:is-list-header="false">
<text:bookmark-start text:name="OrgXref.org976db71"/>
<text:bookmark text:name="org976db71"/>2 types of hub
<text:bookmark-end text:name="OrgXref.org976db71"/></text:h>
      <text:list text:style-name="OrgNumberedList" text:continue-numbering="false">
        <text:list-item>
          <text:p text:style-name="Text_20_body">
<text:bookmark-start text:name="OrgXref.org1470415"/>
<text:bookmark text:name="org1470415"/>content hubs
<text:bookmark-end text:name="OrgXref.org1470415"/></text:p>
          <text:list text:style-name="OrgNumberedList" text:continue-numbering="true">
            <text:list-item>
              <text:p text:style-name="Text_20_body">
<text:bookmark-start text:name="OrgXref.org311421d"/>
<text:bookmark text:name="org311421d"/>large digital collections that provide metadata for their own content, such as NYPL or BHL
<text:bookmark-end text:name="OrgXref.org311421d"/></text:p>
            </text:list-item>
          </text:list>
        </text:list-item>
        <text:list-item>
          <text:p text:style-name="Text_20_body">
<text:bookmark-start text:name="OrgXref.org7f4c0d8"/>
<text:bookmark text:name="org7f4c0d8"/>service hubs
<text:bookmark-end text:name="OrgXref.org7f4c0d8"/></text:p>
          <text:list text:style-name="OrgNumberedList" text:continue-numbering="true">
            <text:list-item>
              <text:p text:style-name="Text_20_body">
<text:bookmark-start text:name="OrgXref.org6516065"/>
<text:bookmark text:name="org6516065"/>Hubs that act as a conduit for DPLA ingestion, such as ESDN
<text:bookmark-end text:name="OrgXref.org6516065"/></text:p>
            </text:list-item>
          </text:list>
        </text:list-item>
      </text:list>
      <text:h text:style-name="Heading_20_2" text:outline-level="2" text:is-list-header="false">
<text:bookmark-start text:name="OrgXref.org08e4e0e"/>
<text:bookmark text:name="org08e4e0e"/>What is ESDN
<text:bookmark-end text:name="OrgXref.org08e4e0e"/></text:h>
      <text:h text:style-name="Heading_20_3" text:outline-level="3" text:is-list-header="false">
<text:bookmark-start text:name="OrgXref.org67ed053"/>
<text:bookmark text:name="org67ed053"/>Empire State Digital Network
<text:bookmark-end text:name="OrgXref.org67ed053"/></text:h>
      <text:list text:style-name="OrgNumberedList" text:continue-numbering="false">
        <text:list-item>
          <text:p text:style-name="Text_20_body">
<text:bookmark-start text:name="OrgXref.org12d88c0"/>
<text:bookmark text:name="org12d88c0"/>NY state service hub
<text:bookmark-end text:name="OrgXref.org12d88c0"/></text:p>
          <text:list text:style-name="OrgNumberedList" text:continue-numbering="true">
            <text:list-item>
              <text:p text:style-name="Text_20_body">
<text:bookmark-start text:name="OrgXref.org6425e08"/>
<text:bookmark text:name="org6425e08"/>ESDN coordinates metadata harvest, transformation, and ingest for NY state
<text:bookmark-end text:name="OrgXref.org6425e08"/></text:p>
              <text:list text:style-name="OrgBulletedList" text:continue-numbering="false">
                <text:list-item>
                  <text:p text:style-name="Text_20_body">ESDN provides services to state regional council members seeking to get their metadata into
DPLA
</text:p>
                </text:list-item>
              </text:list>
            </text:list-item>
            <text:list-item>
              <text:p text:style-name="Text_20_body">
<text:bookmark-start text:name="OrgXref.org104f2be"/>
<text:bookmark text:name="org104f2be"/>formed in 2013
<text:bookmark-end text:name="OrgXref.org104f2be"/></text:p>
            </text:list-item>
            <text:list-item>
              <text:p text:style-name="Text_20_body">
<text:bookmark-start text:name="OrgXref.org1baae35"/>
<text:bookmark text:name="org1baae35"/>second generation hub
<text:bookmark-end text:name="OrgXref.org1baae35"/></text:p>
              <text:list text:style-name="OrgNumberedList" text:continue-numbering="true">
                <text:list-item>
                  <text:p text:style-name="Text_20_body">
<text:bookmark-start text:name="OrgXref.org515add0"/>
<text:bookmark text:name="org515add0"/>most of the first generation of DPLA hubs were digital collections websites that provided OAI feeds from their content management systems
<text:bookmark-end text:name="OrgXref.org515add0"/></text:p>
                </text:list-item>
                <text:list-item>
                  <text:p text:style-name="Text_20_body">
<text:bookmark-start text:name="OrgXref.org1a75b74"/>
<text:bookmark text:name="org1a75b74"/>ESDN part of a "second wave" of hubs
<text:bookmark-end text:name="OrgXref.org1a75b74"/></text:p>
                  <text:list text:style-name="OrgNumberedList" text:continue-numbering="true">
                    <text:list-item>
                      <text:p text:style-name="Text_20_body">
<text:bookmark-start text:name="OrgXref.org94df3b0"/>
<text:bookmark text:name="org94df3b0"/>pure aggregators
<text:bookmark-end text:name="OrgXref.org94df3b0"/></text:p>
                      <text:list text:style-name="OrgBulletedList" text:continue-numbering="false">
                        <text:list-item>
                          <text:p text:style-name="Text_20_body">we don't host any content ourselves
</text:p>
                        </text:list-item>
                        <text:list-item>
                          <text:p text:style-name="Text_20_body">we have no public-facing properties
</text:p>
                        </text:list-item>
                        <text:list-item>
                          <text:p text:style-name="Text_20_body">at the present time we just harvest metadata, transform it into
a format suitable for ingest into DPLA which they harvest
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 text:is-list-header="false">
<text:bookmark-start text:name="OrgXref.org9960ca5"/>
<text:bookmark text:name="org9960ca5"/>What is our workflow
<text:bookmark-end text:name="OrgXref.org9960ca5"/></text:h>
      <text:h text:style-name="Heading_20_3" text:outline-level="3" text:is-list-header="false">
<text:bookmark-start text:name="OrgXref.org0ce3e10"/>
<text:bookmark text:name="org0ce3e10"/>regional council members contact their council's ESDN liaison
<text:bookmark-end text:name="OrgXref.org0ce3e10"/></text:h>
      <text:h text:style-name="Heading_20_3" text:outline-level="3" text:is-list-header="false">
<text:bookmark-start text:name="OrgXref.org8020dcc"/>
<text:bookmark text:name="org8020dcc"/>the liaison procures a letter giving permission to ingest their metadata
<text:bookmark-end text:name="OrgXref.org8020dcc"/></text:h>
      <text:h text:style-name="Heading_20_3" text:outline-level="3" text:is-list-header="false">
<text:bookmark-start text:name="OrgXref.org429e877"/>
<text:bookmark text:name="org429e877"/>The provider's contact person contacts Chris Stanton, ESDN's Metadata Specialist
<text:bookmark-end text:name="OrgXref.org429e877"/></text:h>
      <text:h text:style-name="Heading_20_3" text:outline-level="3" text:is-list-header="false">
<text:bookmark-start text:name="OrgXref.orgef17baf"/>
<text:bookmark text:name="orgef17baf"/>Chris works with the provider to normalize and standardize their data
<text:bookmark-end text:name="OrgXref.orgef17baf"/></text:h>
      <text:h text:style-name="Heading_20_3" text:outline-level="3" text:is-list-header="false">
<text:bookmark-start text:name="OrgXref.orgef2865c"/>
<text:bookmark text:name="orgef2865c"/>Their data is mapped to the ESDN Metadata Application Profile (MAP)
<text:bookmark-end text:name="OrgXref.orgef2865c"/></text:h>
      <text:list text:style-name="OrgNumberedList" text:continue-numbering="false">
        <text:list-item>
          <text:p text:style-name="Text_20_body">
<text:bookmark-start text:name="OrgXref.orgd857d15"/>
<text:bookmark text:name="orgd857d15"/>a variant of MODS
<text:bookmark-end text:name="OrgXref.orgd857d15"/></text:p>
        </text:list-item>
        <text:list-item>
          <text:p text:style-name="Text_20_body">
<text:bookmark-start text:name="OrgXref.orgc8d9cba"/>
<text:bookmark text:name="orgc8d9cba"/>which is itself mapped to the DPLA MAP
<text:bookmark-end text:name="OrgXref.orgc8d9cba"/></text:p>
        </text:list-item>
      </text:list>
      <text:h text:style-name="Heading_20_3" text:outline-level="3" text:is-list-header="false">
<text:bookmark-start text:name="OrgXref.org4eb2efd"/>
<text:bookmark text:name="org4eb2efd"/>it's an iterative process
<text:bookmark-end text:name="OrgXref.org4eb2efd"/></text:h>
      <text:h text:style-name="Heading_20_3" text:outline-level="3" text:is-list-header="false">
<text:bookmark-start text:name="OrgXref.org40f5178"/>
<text:bookmark text:name="org40f5178"/>it's a very manual process
<text:bookmark-end text:name="OrgXref.org40f5178"/></text:h>
      <text:h text:style-name="Heading_20_3" text:outline-level="3" text:is-list-header="false">
<text:bookmark-start text:name="OrgXref.org88f498b"/>
<text:bookmark text:name="org88f498b"/>often there will be multiple rounds of writing and rewriting the transforms
<text:bookmark-end text:name="OrgXref.org88f498b"/></text:h>
      <text:list text:style-name="OrgNumberedList" text:continue-numbering="false">
        <text:list-item>
          <text:p text:style-name="Text_20_body">
<text:bookmark-start text:name="OrgXref.org8911031"/>
<text:bookmark text:name="org8911031"/>tweaking the output
<text:bookmark-end text:name="OrgXref.org8911031"/></text:p>
        </text:list-item>
        <text:list-item>
          <text:p text:style-name="Text_20_body">
<text:bookmark-start text:name="OrgXref.org1d68cf7"/>
<text:bookmark text:name="org1d68cf7"/>trying to strike a balance between asking the provider to tweak data and writing horrendous special cases
<text:bookmark-end text:name="OrgXref.org1d68cf7"/></text:p>
        </text:list-item>
        <text:list-item>
          <text:p text:style-name="Text_20_body">
<text:bookmark-start text:name="OrgXref.orgbd554c5"/>
<text:bookmark text:name="orgbd554c5"/>mostly dependent on how consistently the data has been entered into the CMS
<text:bookmark-end text:name="OrgXref.orgbd554c5"/></text:p>
        </text:list-item>
        <text:list-item>
          <text:p text:style-name="Text_20_body">
<text:bookmark-start text:name="OrgXref.org7f5c763"/>
<text:bookmark text:name="org7f5c763"/>minor inconsistencies can be written around
<text:bookmark-end text:name="OrgXref.org7f5c763"/></text:p>
        </text:list-item>
        <text:list-item>
          <text:p text:style-name="Text_20_body">
<text:bookmark-start text:name="OrgXref.org0a72755"/>
<text:bookmark text:name="org0a72755"/>major inconsistencies require the provider to go back and edit the data
<text:bookmark-end text:name="OrgXref.org0a72755"/></text:p>
        </text:list-item>
        <text:list-item>
          <text:p text:style-name="Text_20_body">
<text:bookmark-start text:name="OrgXref.org1456b4d"/>
<text:bookmark text:name="org1456b4d"/>However, the date field is always insane
<text:bookmark-end text:name="OrgXref.org1456b4d"/></text:p>
          <text:list text:style-name="OrgNumberedList" text:continue-numbering="true">
            <text:list-item>
              <text:p text:style-name="Text_20_body">
<text:bookmark-start text:name="OrgXref.org19acf50"/>
<text:bookmark text:name="org19acf50"/>roman numerals
<text:bookmark-end text:name="OrgXref.org19acf50"/></text:p>
            </text:list-item>
            <text:list-item>
              <text:p text:style-name="Text_20_body">
<text:bookmark-start text:name="OrgXref.orgc3ede40"/>
<text:bookmark text:name="orgc3ede40"/>CONTENTdm timespans: 1932;1933;1934;1935;1936 to represent 1932-1936
<text:bookmark-end text:name="OrgXref.orgc3ede40"/></text:p>
            </text:list-item>
            <text:list-item>
              <text:p text:style-name="Text_20_body">
<text:bookmark-start text:name="OrgXref.org290a516"/>
<text:bookmark text:name="org290a516"/>People will put anything and their dog in the date field ** tweet
<text:bookmark-end text:name="OrgXref.org290a516"/></text:p>
            </text:list-item>
          </text:list>
        </text:list-item>
        <text:list-item>
          <text:p text:style-name="Text_20_body">
<text:bookmark-start text:name="OrgXref.org6421a1e"/>
<text:bookmark text:name="org6421a1e"/>Once the data has been sufficiently massaged it is ingested on a semi-regular basis by DPLA
<text:bookmark-end text:name="OrgXref.org6421a1e"/></text:p>
        </text:list-item>
        <text:list-item>
          <text:p text:style-name="Text_20_body">
<text:bookmark-start text:name="OrgXref.org5f940b0"/>
<text:bookmark text:name="org5f940b0"/>Once ingested DPLA performs additional transformations and enrichments
<text:bookmark-end text:name="OrgXref.org5f940b0"/></text:p>
          <text:list text:style-name="OrgNumberedList" text:continue-numbering="true">
            <text:list-item>
              <text:p text:style-name="Text_20_body">
<text:bookmark-start text:name="OrgXref.org734ac6f"/>
<text:bookmark text:name="org734ac6f"/>ESDN was a pilot project for DPLA's new ingestion system <text:a xlink:type="simple" xlink:href="http://github.com/dpla/heidrun">Heidrun</text:a>
<text:bookmark-end text:name="OrgXref.org734ac6f"/></text:p>
            </text:list-item>
          </text:list>
        </text:list-item>
        <text:list-item>
          <text:p text:style-name="Text_20_body">
<text:bookmark-start text:name="OrgXref.orgc2019a7"/>
<text:bookmark text:name="orgc2019a7"/>The result is then QAd
<text:bookmark-end text:name="OrgXref.orgc2019a7"/></text:p>
        </text:list-item>
        <text:list-item>
          <text:p text:style-name="Text_20_body">
<text:bookmark-start text:name="OrgXref.org65557cd"/>
<text:bookmark text:name="org65557cd"/>sometimes we need to go back and make additional tweaks
<text:bookmark-end text:name="OrgXref.org65557cd"/></text:p>
        </text:list-item>
        <text:list-item>
          <text:p text:style-name="Text_20_body">
<text:bookmark-start text:name="OrgXref.org1a6dfbe"/>
<text:bookmark text:name="org1a6dfbe"/>The records then finally go live on DPLA
<text:bookmark-end text:name="OrgXref.org1a6dfbe"/></text:p>
        </text:list-item>
      </text:list>
      <text:h text:style-name="Heading_20_2" text:outline-level="2" text:is-list-header="false">
<text:bookmark-start text:name="OrgXref.orgddff9ae"/>
<text:bookmark text:name="orgddff9ae"/>What is Repox
<text:bookmark-end text:name="OrgXref.orgddff9ae"/></text:h>
      <text:h text:style-name="Heading_20_3" text:outline-level="3" text:is-list-header="false">
<text:bookmark-start text:name="OrgXref.org57ad2a9"/>
<text:bookmark text:name="org57ad2a9"/>Repox is OAI aggregator software
<text:bookmark-end text:name="OrgXref.org57ad2a9"/></text:h>
      <text:h text:style-name="Heading_20_3" text:outline-level="3" text:is-list-header="false">
<text:bookmark-start text:name="OrgXref.orga9d6131"/>
<text:bookmark text:name="orga9d6131"/>originally written for the Europeana project
<text:bookmark-end text:name="OrgXref.orga9d6131"/></text:h>
      <text:h text:style-name="Heading_20_3" text:outline-level="3" text:is-list-header="false">
<text:bookmark-start text:name="OrgXref.org7106def"/>
<text:bookmark text:name="org7106def"/>appeared to have been abandoned in 2014
<text:bookmark-end text:name="OrgXref.org7106def"/></text:h>
      <text:h text:style-name="Heading_20_3" text:outline-level="3" text:is-list-header="false">
<text:bookmark-start text:name="OrgXref.orgdef9c84"/>
<text:bookmark text:name="orgdef9c84"/>used by a number of the "second wave" of hubs
<text:bookmark-end text:name="OrgXref.orgdef9c84"/></text:h>
      <text:h text:style-name="Heading_20_3" text:outline-level="3" text:is-list-header="false">
<text:bookmark-start text:name="OrgXref.org0869ed2"/>
<text:bookmark text:name="org0869ed2"/>support community has sprung up around it
<text:bookmark-end text:name="OrgXref.org0869ed2"/></text:h>
      <text:list text:style-name="OrgNumberedList" text:continue-numbering="false">
        <text:list-item>
          <text:p text:style-name="Text_20_body">
<text:bookmark-start text:name="OrgXref.org87f797d"/>
<text:bookmark text:name="org87f797d"/>has a number of quirks
<text:bookmark-end text:name="OrgXref.org87f797d"/></text:p>
        </text:list-item>
        <text:list-item>
          <text:p text:style-name="Text_20_body">
<text:bookmark-start text:name="OrgXref.org313c875"/>
<text:bookmark text:name="org313c875"/>everyone hates it
<text:bookmark-end text:name="OrgXref.org313c875"/></text:p>
        </text:list-item>
        <text:list-item>
          <text:p text:style-name="Text_20_body">
<text:bookmark-start text:name="OrgXref.org7152dd6"/>
<text:bookmark text:name="org7152dd6"/>everyone uses it
<text:bookmark-end text:name="OrgXref.org7152dd6"/></text:p>
        </text:list-item>
      </text:list>
      <text:h text:style-name="Heading_20_3" text:outline-level="3" text:is-list-header="false">
<text:bookmark-start text:name="OrgXref.orgf3987ca"/>
<text:bookmark text:name="orgf3987ca"/>recently development has been revived
<text:bookmark-end text:name="OrgXref.orgf3987ca"/></text:h>
      <text:h text:style-name="Heading_20_3" text:outline-level="3" text:is-list-header="false">
<text:bookmark-start text:name="OrgXref.orga39ad5c"/>
<text:bookmark text:name="orga39ad5c"/>DPLA has been rumored to be be working on an aggregator appliance
<text:bookmark-end text:name="OrgXref.orga39ad5c"/></text:h>
      <text:list text:style-name="OrgNumberedList" text:continue-numbering="false">
        <text:list-item>
          <text:p text:style-name="Text_20_body">
<text:bookmark-start text:name="OrgXref.orgd1467d1"/>
<text:bookmark text:name="orgd1467d1"/>the fabled and greatly desired "Repox killer"
<text:bookmark-end text:name="OrgXref.orgd1467d1"/></text:p>
        </text:list-item>
        <text:list-item>
          <text:p text:style-name="Text_20_body">
<text:bookmark-start text:name="OrgXref.org7235336"/>
<text:bookmark text:name="org7235336"/>part of the Hybox project
<text:bookmark-end text:name="OrgXref.org7235336"/></text:p>
        </text:list-item>
        <text:list-item>
          <text:p text:style-name="Text_20_body">
<text:bookmark-start text:name="OrgXref.org03a802e"/>
<text:bookmark text:name="org03a802e"/>rumors of its birth are greatly exaggerated
<text:bookmark-end text:name="OrgXref.org03a802e"/></text:p>
        </text:list-item>
      </text:list>
      <text:h text:style-name="Heading_20_2" text:outline-level="2" text:is-list-header="false">
<text:bookmark-start text:name="OrgXref.org050ed9e"/>
<text:bookmark text:name="org050ed9e"/>How does Repox work
<text:bookmark-end text:name="OrgXref.org050ed9e"/></text:h>
      <text:h text:style-name="Heading_20_3" text:outline-level="3" text:is-list-header="false">
<text:bookmark-start text:name="OrgXref.org9dbf76f"/>
<text:bookmark text:name="org9dbf76f"/>harvests OAI feeds
<text:bookmark-end text:name="OrgXref.org9dbf76f"/></text:h>
      <text:list text:style-name="OrgNumberedList" text:continue-numbering="false">
        <text:list-item>
          <text:p text:style-name="Text_20_body">
<text:bookmark-start text:name="OrgXref.org7b40f5d"/>
<text:bookmark text:name="org7b40f5d"/>we define "data sets" that specify the incoming and outgoing formats depending on the CMS in use
<text:bookmark-end text:name="OrgXref.org7b40f5d"/></text:p>
        </text:list-item>
        <text:list-item>
          <text:p text:style-name="Text_20_body">
<text:bookmark-start text:name="OrgXref.org9848ca9"/>
<text:bookmark text:name="org9848ca9"/>we then write XSL stylesheets that transform the incoming to the outgoing format
<text:bookmark-end text:name="OrgXref.org9848ca9"/></text:p>
        </text:list-item>
        <text:list-item>
          <text:p text:style-name="Text_20_body">
<text:bookmark-start text:name="OrgXref.orgeb9479c"/>
<text:bookmark text:name="orgeb9479c"/>we associate those stylesheets with the data set
<text:bookmark-end text:name="OrgXref.orgeb9479c"/></text:p>
        </text:list-item>
        <text:list-item>
          <text:p text:style-name="Text_20_body">
<text:bookmark-start text:name="OrgXref.orgab422da"/>
<text:bookmark text:name="orgab422da"/>when DPLA requests data the outgoing format is sent
<text:bookmark-end text:name="OrgXref.orgab422da"/></text:p>
        </text:list-item>
      </text:list>
      <text:h text:style-name="Heading_20_3" text:outline-level="3" text:is-list-header="false">
<text:bookmark-start text:name="OrgXref.org0f6c00a"/>
<text:bookmark text:name="org0f6c00a"/>XSLT
<text:bookmark-end text:name="OrgXref.org0f6c00a"/></text:h>
      <text:list text:style-name="OrgNumberedList" text:continue-numbering="false">
        <text:list-item>
          <text:p text:style-name="Text_20_body">
<text:bookmark-start text:name="OrgXref.org2c2cb16"/>
<text:bookmark text:name="org2c2cb16"/>we built on the great work done at NCDHC
<text:bookmark-end text:name="OrgXref.org2c2cb16"/></text:p>
        </text:list-item>
        <text:list-item>
          <text:p text:style-name="Text_20_body">
<text:bookmark-start text:name="OrgXref.org817f984"/>
<text:bookmark text:name="org817f984"/>we forked their Github repository of XSLT style-sheets for use with Repox
<text:bookmark-end text:name="OrgXref.org817f984"/></text:p>
        </text:list-item>
        <text:list-item>
          <text:p text:style-name="Text_20_body">
<text:bookmark-start text:name="OrgXref.orgdbfa1cc"/>
<text:bookmark text:name="orgdbfa1cc"/>NCDHC harvests multiple CONTENTdm repositories, so their stylesheets were written for use with Cdm
<text:bookmark-end text:name="OrgXref.orgdbfa1cc"/></text:p>
        </text:list-item>
        <text:list-item>
          <text:p text:style-name="Text_20_body">
<text:bookmark-start text:name="OrgXref.org52a92b9"/>
<text:bookmark text:name="org52a92b9"/>Since ESDN harvests metadata from a number of different CMSes we use an include model that provides base templates
<text:bookmark-end text:name="OrgXref.org52a92b9"/></text:p>
        </text:list-item>
        <text:list-item>
          <text:p text:style-name="Text_20_body">
<text:bookmark-start text:name="OrgXref.org84fb973"/>
<text:bookmark text:name="org84fb973"/>our repository is on Github at <text:a xlink:type="simple" xlink:href="http://github.com/esdnhub/dpla-custom-repox-xslt"><text:a xlink:type="simple" xlink:href="http://github.com/esdnhub/dpla-custom-repox-xslt">http://github.com/esdnhub/dpla-custom-repox-xslt</text:a></text:a>
<text:bookmark-end text:name="OrgXref.org84fb973"/></text:p>
        </text:list-item>
      </text:list>
      <text:h text:style-name="Heading_20_2" text:outline-level="2" text:is-list-header="false">
<text:bookmark-start text:name="OrgXref.org4582d72"/>
<text:bookmark text:name="org4582d72"/>Lessons
<text:bookmark-end text:name="OrgXref.org4582d72"/></text:h>
      <text:h text:style-name="Heading_20_3" text:outline-level="3" text:is-list-header="false">
<text:bookmark-start text:name="OrgXref.org246dc77"/>
<text:bookmark text:name="org246dc77"/>Metadata Improvements
<text:bookmark-end text:name="OrgXref.org246dc77"/></text:h>
      <text:h text:style-name="Heading_20_3" text:outline-level="3" text:is-list-header="false">
<text:bookmark-start text:name="OrgXref.org5a59172"/>
<text:bookmark text:name="org5a59172"/>DPLA as a national project is actually improving metadata at the state and local levels
<text:bookmark-end text:name="OrgXref.org5a59172"/></text:h>
      <text:h text:style-name="Heading_20_3" text:outline-level="3" text:is-list-header="false">
<text:bookmark-start text:name="OrgXref.org7e2e23b"/>
<text:bookmark text:name="org7e2e23b"/>It provides an impetus for folks to address issues in their data
<text:bookmark-end text:name="OrgXref.org7e2e23b"/></text:h>
      <text:h text:style-name="Heading_20_3" text:outline-level="3" text:is-list-header="false">
<text:bookmark-start text:name="OrgXref.orgeabe750"/>
<text:bookmark text:name="orgeabe750"/>it provides justification to administrators to lend staff time to clean-up
<text:bookmark-end text:name="OrgXref.orgeabe750"/></text:h>
      <text:h text:style-name="Heading_20_3" text:outline-level="3" text:is-list-header="false">
<text:bookmark-start text:name="OrgXref.orgce07247"/>
<text:bookmark text:name="orgce07247"/>it has led to the formation of the <text:a xlink:type="simple" xlink:href="http://empirestate.digital/governance/metadata-working-group/">ESDN metadata group</text:a>
<text:bookmark-end text:name="OrgXref.orgce07247"/></text:h>
      <text:list text:style-name="OrgNumberedList" text:continue-numbering="false">
        <text:list-item>
          <text:p text:style-name="Text_20_body">
<text:bookmark-start text:name="OrgXref.orgbaea288"/>
<text:bookmark text:name="orgbaea288"/>creating best practices for creating shareable metadata.
<text:bookmark-end text:name="OrgXref.orgbaea288"/></text:p>
        </text:list-item>
      </text:list>
      <text:h text:style-name="Heading_20_2" text:outline-level="2" text:is-list-header="false">
<text:bookmark-start text:name="OrgXref.org03baebe"/>
<text:bookmark text:name="org03baebe"/>What do we have in the works
<text:bookmark-end text:name="OrgXref.org03baebe"/></text:h>
      <text:h text:style-name="Heading_20_3" text:outline-level="3" text:is-list-header="false">
<text:bookmark-start text:name="OrgXref.org92b6fba"/>
<text:bookmark text:name="org92b6fba"/>Our own portal
<text:bookmark-end text:name="OrgXref.org92b6fba"/></text:h>
      <text:list text:style-name="OrgNumberedList" text:continue-numbering="false">
        <text:list-item>
          <text:p text:style-name="Text_20_body">
<text:bookmark-start text:name="OrgXref.orgcc104c5"/>
<text:bookmark text:name="orgcc104c5"/>Plans to work on a NY state wide search portal
<text:bookmark-end text:name="OrgXref.orgcc104c5"/></text:p>
        </text:list-item>
        <text:list-item>
          <text:p text:style-name="Text_20_body">
<text:bookmark-start text:name="OrgXref.orgf634ed7"/>
<text:bookmark text:name="orgf634ed7"/>sort of a "tiny DPLA" for NY state
<text:bookmark-end text:name="OrgXref.orgf634ed7"/></text:p>
        </text:list-item>
        <text:list-item>
          <text:p text:style-name="Text_20_body">
<text:bookmark-start text:name="OrgXref.org919bf93"/>
<text:bookmark text:name="org919bf93"/>our partners need reporting and statistics tools
<text:bookmark-end text:name="OrgXref.org919bf93"/></text:p>
        </text:list-item>
        <text:list-item>
          <text:p text:style-name="Text_20_body">
<text:bookmark-start text:name="OrgXref.org0f74ef5"/>
<text:bookmark text:name="org0f74ef5"/>we attempted to build a basic tool
<text:bookmark-end text:name="OrgXref.org0f74ef5"/></text:p>
        </text:list-item>
        <text:list-item>
          <text:p text:style-name="Text_20_body">
<text:bookmark-start text:name="OrgXref.org3b062e9"/>
<text:bookmark text:name="org3b062e9"/>the "collstool"
<text:bookmark-end text:name="OrgXref.org3b062e9"/></text:p>
          <text:list text:style-name="OrgNumberedList" text:continue-numbering="true">
            <text:list-item>
              <text:p text:style-name="Text_20_body">
<text:bookmark-start text:name="OrgXref.org6377b07"/>
<text:bookmark text:name="org6377b07"/>based on Repox output
<text:bookmark-end text:name="OrgXref.org6377b07"/></text:p>
            </text:list-item>
            <text:list-item>
              <text:p text:style-name="Text_20_body">
<text:bookmark-start text:name="OrgXref.orge8f6059"/>
<text:bookmark text:name="orge8f6059"/>implemented in Jekyll
<text:bookmark-end text:name="OrgXref.orge8f6059"/></text:p>
            </text:list-item>
            <text:list-item>
              <text:p text:style-name="Text_20_body">
<text:bookmark-start text:name="OrgXref.orgf1d2e9c"/>
<text:bookmark text:name="orgf1d2e9c"/>difficult to achieve using only MODS data in XML
<text:bookmark-end text:name="OrgXref.orgf1d2e9c"/></text:p>
            </text:list-item>
            <text:list-item>
              <text:p text:style-name="Text_20_body">
<text:bookmark-start text:name="OrgXref.org5739df1"/>
<text:bookmark text:name="org5739df1"/>ungainly, manual process that output inaccurate results
<text:bookmark-end text:name="OrgXref.org5739df1"/></text:p>
            </text:list-item>
            <text:list-item>
              <text:p text:style-name="Text_20_body">
<text:bookmark-start text:name="OrgXref.org75d5ec6"/>
<text:bookmark text:name="org75d5ec6"/>source available at <text:a xlink:type="simple" xlink:href="http://github.com/ESDNHub/collstool"><text:a xlink:type="simple" xlink:href="http://github.com/ESDNHub/collstool">http://github.com/ESDNHub/collstool</text:a></text:a>
<text:bookmark-end text:name="OrgXref.org75d5ec6"/></text:p>
            </text:list-item>
          </text:list>
        </text:list-item>
        <text:list-item>
          <text:p text:style-name="Text_20_body">
<text:bookmark-start text:name="OrgXref.orga52aa80"/>
<text:bookmark text:name="orga52aa80"/>Development work in progress
<text:bookmark-end text:name="OrgXref.orga52aa80"/></text:p>
          <text:list text:style-name="OrgNumberedList" text:continue-numbering="true">
            <text:list-item>
              <text:p text:style-name="Text_20_body">
<text:bookmark-start text:name="OrgXref.orgfef8843"/>
<text:bookmark text:name="orgfef8843"/>Based on Ben Armintor's "DBLA" gem <text:a xlink:type="simple" xlink:href="https://github.com/barmintor/dbla"><text:a xlink:type="simple" xlink:href="https://github.com/barmintor/dbla">https://github.com/barmintor/dbla</text:a></text:a>
<text:bookmark-end text:name="OrgXref.orgfef8843"/></text:p>
            </text:list-item>
            <text:list-item>
              <text:p text:style-name="Text_20_body">
<text:bookmark-start text:name="OrgXref.orgec97f5e"/>
<text:bookmark text:name="orgec97f5e"/>consuming ESDN data from the DPLA API
<text:bookmark-end text:name="OrgXref.orgec97f5e"/></text:p>
            </text:list-item>
            <text:list-item>
              <text:p text:style-name="Text_20_body">
<text:bookmark-start text:name="OrgXref.orgf2b2397"/>
<text:bookmark text:name="orgf2b2397"/>with additional enrichments
<text:bookmark-end text:name="OrgXref.orgf2b2397"/></text:p>
              <text:list text:style-name="OrgNumberedList" text:continue-numbering="true">
                <text:list-item>
                  <text:p text:style-name="Text_20_body">
<text:bookmark-start text:name="OrgXref.org40ae6f2"/>
<text:bookmark text:name="org40ae6f2"/>Sub-collection info
<text:bookmark-end text:name="OrgXref.org40ae6f2"/></text:p>
                </text:list-item>
                <text:list-item>
                  <text:p text:style-name="Text_20_body">
<text:bookmark-start text:name="OrgXref.org82ec10a"/>
<text:bookmark text:name="org82ec10a"/>Council info
<text:bookmark-end text:name="OrgXref.org82ec10a"/></text:p>
                </text:list-item>
                <text:list-item>
                  <text:p text:style-name="Text_20_body">
<text:bookmark-start text:name="OrgXref.org78d72d6"/>
<text:bookmark text:name="org78d72d6"/>reporting capabilities
<text:bookmark-end text:name="OrgXref.org78d72d6"/></text:p>
                </text:list-item>
              </text:list>
            </text:list-item>
          </text:list>
        </text:list-item>
        <text:list-item>
          <text:p text:style-name="Text_20_body">
<text:bookmark-start text:name="OrgXref.orgf5812c4"/>
<text:bookmark text:name="orgf5812c4"/>Prototype is up at <text:a xlink:type="simple" xlink:href="https://afternoon-shelf-4328.herokuapp.com"><text:a xlink:type="simple" xlink:href="https://afternoon-shelf-4328.herokuapp.com">https://afternoon-shelf-4328.herokuapp.com</text:a></text:a>
<text:bookmark-end text:name="OrgXref.orgf5812c4"/></text:p>
        </text:list-item>
      </text:list>
      <text:h text:style-name="Heading_20_3" text:outline-level="3" text:is-list-header="false">
<text:bookmark-start text:name="OrgXref.org0cf595a"/>
<text:bookmark text:name="org0cf595a"/>DPLA Exhibitions
<text:bookmark-end text:name="OrgXref.org0cf595a"/></text:h>
      <text:list text:style-name="OrgNumberedList" text:continue-numbering="false">
        <text:list-item>
          <text:p text:style-name="Text_20_body">
<text:bookmark-start text:name="OrgXref.org5b11f2b"/>
<text:bookmark text:name="org5b11f2b"/>Avilable at <text:a xlink:type="simple" xlink:href="http://dp.la/exhibitions"><text:a xlink:type="simple" xlink:href="http://dp.la/exhibitions">http://dp.la/exhibitions</text:a></text:a>
<text:bookmark-end text:name="OrgXref.org5b11f2b"/></text:p>
        </text:list-item>
        <text:list-item>
          <text:p text:style-name="Text_20_body">
<text:bookmark-start text:name="OrgXref.orgf9c09f5"/>
<text:bookmark text:name="orgf9c09f5"/>Built on Omeka (<text:a xlink:type="simple" xlink:href="http://omeka.org"><text:a xlink:type="simple" xlink:href="http://omeka.org">http://omeka.org</text:a></text:a>)
<text:bookmark-end text:name="OrgXref.orgf9c09f5"/></text:p>
        </text:list-item>
        <text:list-item>
          <text:p text:style-name="Text_20_body">
<text:bookmark-start text:name="OrgXref.orgd0b5061"/>
<text:bookmark text:name="orgd0b5061"/>ESDN will begin providing DPLA exhibition hosting for partners
<text:bookmark-end text:name="OrgXref.orgd0b5061"/></text:p>
        </text:list-item>
        <text:list-item>
          <text:p text:style-name="Text_20_body">
<text:bookmark-start text:name="OrgXref.org6e0b4e4"/>
<text:bookmark text:name="org6e0b4e4"/>Later in 2016
<text:bookmark-end text:name="OrgXref.org6e0b4e4"/></text:p>
        </text:list-item>
      </text:list>
      <text:h text:style-name="Heading_20_2" text:outline-level="2" text:is-list-header="false">
<text:bookmark-start text:name="OrgXref.org3bdf38a"/>
<text:bookmark text:name="org3bdf38a"/>Questions?
<text:bookmark-end text:name="OrgXref.org3bdf38a"/></text:h>
      <text:h text:style-name="Heading_20_3" text:outline-level="3" text:is-list-header="false">
<text:bookmark-start text:name="OrgXref.org675dc37"/>
<text:bookmark text:name="org675dc37"/>Thanks!
<text:bookmark-end text:name="OrgXref.org675dc37"/></text:h>
      <text:list text:style-name="OrgNumberedList" text:continue-numbering="false">
        <text:list-item>
          <text:p text:style-name="Text_20_body">
<text:bookmark-start text:name="OrgXref.org4498500"/>
<text:bookmark text:name="org4498500"/>John Mignault
<text:bookmark-end text:name="OrgXref.org4498500"/></text:p>
        </text:list-item>
        <text:list-item>
          <text:p text:style-name="Text_20_body">
<text:bookmark-start text:name="OrgXref.orgf4865b2"/>
<text:bookmark text:name="orgf4865b2"/>jmignault@metro.org
<text:bookmark-end text:name="OrgXref.orgf4865b2"/></text:p>
        </text:list-item>
        <text:list-item>
          <text:p text:style-name="Text_20_body">
<text:bookmark-start text:name="OrgXref.orge8c33c8"/>
<text:bookmark text:name="orge8c33c8"/><text:a xlink:type="simple" xlink:href="http://empirestate.digital"><text:a xlink:type="simple" xlink:href="http://empirestate.digital">http://empirestate.digital</text:a></text:a>
<text:bookmark-end text:name="OrgXref.orge8c33c8"/>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ohn Mignault</dc:creator>
    <meta:initial-creator>John Mignault</meta:initial-creator>
    <dc:date>2016-11-10T08:45:46</dc:date>
    <meta:creation-date>2016-11-10T08:45:46</meta:creation-date>
    <meta:generator>Emacs 25.1.1 (Org mode 9.0)</meta:generator>
    <meta:keyword/>
    <dc:subject/>
    <dc:title/>
  </office:meta>
</office:document-meta>
</file>